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960000017B6F8DF68E2386FEE9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5.374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none"/>
    </style:style>
    <style:style style:name="Table2" style:family="table">
      <style:table-properties style:width="6.6875in" fo:margin-left="-0.0035in" fo:margin-top="0in" fo:margin-bottom="0in" table:align="left"/>
    </style:style>
    <style:style style:name="Table2.A" style:family="table-column">
      <style:table-column-properties style:column-width="5.2285in"/>
    </style:style>
    <style:style style:name="Table2.B" style:family="table-column">
      <style:table-column-properties style:column-width="1.458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in" fo:border="none"/>
    </style:style>
    <style:style style:name="Table2.B1" style:family="table-cell">
      <style:table-cell-properties style:vertical-align="bottom" fo:padding="0in" fo:border="none"/>
    </style:style>
    <style:style style:name="P1" style:family="paragraph" style:parent-style-name="Standard">
      <style:paragraph-properties fo:margin-left="0.5in" fo:margin-right="0in" fo:text-align="start" style:justify-single-word="false" fo:text-indent="0in" style:auto-text-indent="false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>
      <style:paragraph-properties fo:line-height="120%" fo:text-align="center" style:justify-single-word="false"/>
    </style:style>
    <style:style style:name="P4" style:family="paragraph" style:parent-style-name="Standard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5" style:family="paragraph" style:parent-style-name="Standard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6" style:family="paragraph" style:parent-style-name="Standard">
      <style:paragraph-properties fo:line-height="120%" fo:text-align="center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7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0" style:family="paragraph" style:parent-style-name="Standard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11" style:family="paragraph" style:parent-style-name="Standard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line-height="100%" fo:orphans="0" fo:widows="0"/>
    </style:style>
    <style:style style:name="P13" style:family="paragraph" style:parent-style-name="Standard">
      <style:paragraph-properties fo:line-height="100%" fo:text-align="center" style:justify-single-word="false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5" style:family="paragraph" style:parent-style-name="Standard">
      <style:paragraph-properties fo:line-height="120%" fo:text-align="center" style:justify-single-word="false" fo:break-before="page"/>
    </style:style>
    <style:style style:name="P1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</style:style>
    <style:style style:name="P17" style:family="paragraph" style:parent-style-name="Standard">
      <style:paragraph-properties fo:margin-left="0.5in" fo:margin-right="0in" fo:text-align="start" style:justify-single-word="false" fo:text-indent="0in" style:auto-text-indent="false"/>
    </style:style>
    <style:style style:name="P18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9" style:family="paragraph" style:parent-style-name="Standard">
      <style:paragraph-properties fo:margin-left="0in" fo:margin-right="0in" fo:text-indent="0in" style:auto-text-indent="false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2" style:family="paragraph" style:parent-style-name="Standard">
      <style:paragraph-properties fo:margin-left="-0.0035in" fo:margin-right="0in" fo:line-height="100%" fo:text-indent="0in" style:auto-text-indent="false"/>
    </style:style>
    <style:style style:name="P23" style:family="paragraph" style:parent-style-name="Standard">
      <style:paragraph-properties fo:margin-left="-0.0035in" fo:margin-right="0in" fo:line-height="100%" fo:text-indent="0in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4" style:family="paragraph" style:parent-style-name="Standard">
      <style:paragraph-properties fo:margin-left="-0.0035in" fo:margin-right="0in" fo:margin-top="0in" fo:margin-bottom="0.002in" loext:contextual-spacing="false" fo:line-height="100%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5" style:family="paragraph" style:parent-style-name="Standard">
      <style:paragraph-properties fo:margin-left="-0.0035in" fo:margin-right="0in" fo:margin-top="0in" fo:margin-bottom="0.002in" loext:contextual-spacing="false" fo:line-height="100%" fo:text-indent="0in" style:auto-text-indent="false"/>
    </style:style>
    <style:style style:name="P26" style:family="paragraph" style:parent-style-name="Standard" style:list-style-name="WWNum2">
      <style:paragraph-properties fo:margin-left="0.25in" fo:margin-right="0in" fo:margin-top="0in" fo:margin-bottom="0in" loext:contextual-spacing="false" fo:line-height="100%" fo:text-indent="-0.25in" style:auto-text-indent="false"/>
    </style:style>
    <style:style style:name="P27" style:family="paragraph" style:parent-style-name="Standard" style:list-style-name="WWNum2">
      <style:paragraph-properties fo:margin-left="0.25in" fo:margin-right="0in" fo:margin-top="0in" fo:margin-bottom="0.002in" loext:contextual-spacing="false" fo:line-height="100%" fo:text-indent="-0.25in" style:auto-text-indent="false"/>
    </style:style>
    <style:style style:name="P28" style:family="paragraph" style:parent-style-name="Standard" style:master-page-name="Standard">
      <style:paragraph-properties fo:line-height="120%" fo:text-align="center" style:justify-single-word="false" style:page-number="1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5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2pt" style:text-underline-style="none" style:font-name-asian="Times New Roman1" style:font-size-asian="12pt" style:font-name-complex="Times New Roman1" style:font-size-complex="12pt"/>
    </style:style>
    <style:style style:name="T8" style:family="text">
      <style:text-properties fo:color="#6aa84f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9" style:family="text">
      <style:text-properties fo:color="#99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tracked-changes text:track-changes="false">
        <text:changed-region xml:id="ct48945760" text:id="ct48945760">
          <text:insertion>
            <office:change-info>
              <dc:creator>Ethan Hampton</dc:creator>
              <dc:date>2022-04-14T02:11:32</dc:date>
            </office:change-info>
          </text:insertion>
        </text:changed-region>
        <text:changed-region xml:id="ct48927680" text:id="ct48927680">
          <text:deletion>
            <office:change-info>
              <dc:creator>Ethan Hampton</dc:creator>
              <dc:date>2022-04-14T02:11:32</dc:date>
            </office:change-info>
            <text:p text:style-name="P1"><text:span text:style-name="T1">4</text:span></text:p>
          </text:deletion>
        </text:changed-region>
        <text:changed-region xml:id="ct48989152" text:id="ct48989152">
          <text:insertion>
            <office:change-info>
              <dc:creator>Muhammad Aatir Khan</dc:creator>
              <dc:date>2022-03-01T00:14:38</dc:date>
            </office:change-info>
          </text:insertion>
        </text:changed-region>
        <text:changed-region xml:id="ct48930912" text:id="ct48930912">
          <text:insertion>
            <office:change-info>
              <dc:creator>Muhammad Aatir Khan</dc:creator>
              <dc:date>2022-04-12T19:08:01</dc:date>
            </office:change-info>
          </text:insertion>
        </text:changed-region>
        <text:changed-region xml:id="ct48841744" text:id="ct48841744">
          <text:deletion>
            <office:change-info>
              <dc:creator>Muhammad Aatir Khan</dc:creator>
              <dc:date>2022-04-12T19:08:01</dc:date>
            </office:change-info>
            <text:p text:style-name="P1"><text:span text:style-name="T1">stipend</text:span></text:p>
          </text:deletion>
        </text:changed-region>
        <text:changed-region xml:id="ct48884448" text:id="ct48884448">
          <text:insertion>
            <office:change-info>
              <dc:creator>Ethan Hampton</dc:creator>
              <dc:date>2022-04-14T02:11:29</dc:date>
            </office:change-info>
          </text:insertion>
        </text:changed-region>
        <text:changed-region xml:id="ct48884672" text:id="ct48884672">
          <text:deletion>
            <office:change-info>
              <dc:creator>Ethan Hampton</dc:creator>
              <dc:date>2022-04-14T02:11:29</dc:date>
            </office:change-info>
            <text:p text:style-name="P1"><text:span text:style-name="T1">4</text:span></text:p>
          </text:deletion>
        </text:changed-region>
        <text:changed-region xml:id="ct48890992" text:id="ct48890992">
          <text:insertion>
            <office:change-info>
              <dc:creator>Muhammad Aatir Khan</dc:creator>
              <dc:date>2022-03-01T00:14:4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2">HB-13.17</text:span></text:p>
      <text:p text:style-name="P3"><text:span text:style-name="T3">“2022 Leadership Elects”</text:span></text:p>
      <text:p text:style-name="P3"><text:span text:style-name="T4">(Bill to increase hours of compensation for leadership elect positions during Spring term)</text:span></text:p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<text:span text:style-name="T4">WHEREAS</text:span></text:p>
          </table:table-cell>
          <table:table-cell table:style-name="Table1.A1" office:value-type="string">
            <text:p text:style-name="P14"><text:span text:style-name="T1">ASOSU Student Government officials largely occupy one-year terms (with the exception of Senators who occupy two-year seats) and so it is imperative to use this short time as best as possible; </text:span></text:p>
          </table:table-cell>
        </table:table-row>
        <table:table-row table:style-name="Table1.1">
          <table:table-cell table:style-name="Table1.A1" office:value-type="string">
            <text:p text:style-name="P14"><text:span text:style-name="T4">WHEREAS</text:span></text:p>
          </table:table-cell>
          <table:table-cell table:style-name="Table1.A1" office:value-type="string">
            <text:p text:style-name="P14"><text:span text:style-name="T1">Typically training of new positions is not completed until Fall term, by which time a substantive amount of the term in office is already past; 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WHEREAS</text:span></text:p>
          </table:table-cell>
          <table:table-cell table:style-name="Table1.A1" office:value-type="string">
            <text:p text:style-name="P12"><text:span text:style-name="T1">It is critical to note that not every student is able to volunteer time for ASOSU, and therefore, this training period shall be compensated; and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WHEREAS</text:span></text:p>
          </table:table-cell>
          <table:table-cell table:style-name="Table1.A1" office:value-type="string">
            <text:p text:style-name="P12"><text:span text:style-name="T1">Leadership positions require additional time to learn about the requirements, duties, and responsibilities of the positions they will assume; and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WHEREAS</text:span></text:p>
          </table:table-cell>
          <table:table-cell table:style-name="Table1.A1" office:value-type="string">
            <text:p text:style-name="P12"><text:span text:style-name="T1">The President and Vice President elect are currently paid for 8 hours a week, and the SFC/speaker elect are only paid for 4 despite having to go through a similar transition process.</text:span></text:p>
          </table:table-cell>
        </table:table-row>
      </table:table>
      <text:p text:style-name="P5"/>
      <text:p text:style-name="P10"/>
      <text:p text:style-name="P6"/>
      <text:p text:style-name="P15"><text:span text:style-name="T4">BE IT HEREBY ENACTED BY THE ASOSU THAT:</text:span></text:p>
      <text:p text:style-name="P7"/>
      <text:list xml:id="list2259638515" text:style-name="WWNum1">
        <text:list-item>
          <text:p text:style-name="P16"><text:span text:style-name="T1">Subsections listed below of </text:span><text:span text:style-name="T1"><office:annotation office:name="__Annotation__41_351848944"><dc:creator>Dylan Perfect</dc:creator><dc:date>2022-03-08T22:05:53</dc:date><text:p><text:span text:style-name="T10">Statutory amendments should be strictly a matter for Senate-originated bills. Budgetary allocations are separate from the requirement of the student government to dispense them. See HB-13.03 &amp; SB-81.10.</text:span></text:p></office:annotation></text:span><text:span text:style-name="T1">Section 4 under Title X: Pay Grades for Officers and Employees of the ASOSU shall be amended to read as follows:</text:span><office:annotation-end office:name="__Annotation__41_351848944"/></text:p>
        </text:list-item>
      </text:list>
      <text:p text:style-name="P8"/>
      <text:p text:style-name="P1"><text:span text:style-name="T1">Section 4: Compensation for Post-Election Transition </text:span></text:p>
      <text:p text:style-name="P18"/>
      <text:p text:style-name="P1"><text:span text:style-name="T1">C. Upon official certification of their election, the Speaker-elect shall be eligible for a voluntary hourly wage for services rendered as Speaker-elect, for up to </text:span><text:change-start text:change-id="ct48945760"/><text:span text:style-name="T1">8</text:span><text:change-end text:change-id="ct48945760"/><text:change text:change-id="ct48927680"/><text:span text:style-name="T1"> hours per week, at a rate of $13.50 per hour</text:span><text:change-start text:change-id="ct48989152"/><text:span text:style-name="T1"> during the ten weeks of Spring term</text:span><text:change-end text:change-id="ct48989152"/><text:span text:style-name="T1">. </text:span></text:p>
      <text:p text:style-name="P18"/>
      <text:p text:style-name="P1"><text:span text:style-name="T1">D. Upon official certification of their election, the SFC Chair-elect shall be eligible for a voluntary </text:span><text:change-start text:change-id="ct48930912"/><text:span text:style-name="T1">hourly wage</text:span><text:change-end text:change-id="ct48930912"/><text:change text:change-id="ct48841744"/><text:span text:style-name="T1"> for services rendered as SFC Chair-elect, for </text:span><text:change-start text:change-id="ct48884448"/><text:span text:style-name="T1">8</text:span><text:change-end text:change-id="ct48884448"/><text:change text:change-id="ct48884672"/><text:span text:style-name="T1"> hours per week, at a rate of $13.50 per hour</text:span><text:change-start text:change-id="ct48890992"/><text:span text:style-name="T1"> during the ten weeks of Spring term</text:span><text:change-end text:change-id="ct48890992"/><text:span text:style-name="T1">. </text:span></text:p>
      <text:p text:style-name="P20"/>
      <text:p text:style-name="P19"><text:span text:style-name="T1"><text:s/></text:span></text:p>
      <text:p text:style-name="P21"><text:span text:style-name="T1"><text:tab/></text:span></text:p>
      <text:p text:style-name="P6"/>
      <text:p text:style-name="P15"><text:span text:style-name="T4">BE IT HEREBY ORDERED BY THE ASOSU THAT UPON PASSAGE:</text:span></text:p>
      <text:p text:style-name="P11"/>
      <text:p text:style-name="P2"><text:span text:style-name="T4">This bill be sent to:</text:span></text:p>
      <text:p text:style-name="P2"><text:span text:style-name="T1">Xander Robertson, ASOSU President Pro Tempore of the Senate</text:span></text:p>
      <text:p text:style-name="P2"><text:span text:style-name="T1">Sahana Shah, ASOSU Speaker Pro Tempore of the House of Representatives</text:span></text:p>
      <text:p text:style-name="P2"><text:span text:style-name="T1">Muhammad Aatir Khan (MAK), ASOSU SFC Chair</text:span></text:p>
      <text:p text:style-name="P2"><text:span text:style-name="T1">Lauryn Ryan, ASOSU SFC Vice Chair </text:span></text:p>
      <text:p text:style-name="P2"><text:span text:style-name="T1">Julia Cleric, ASOSU Records Clerk</text:span></text:p>
      <text:p text:style-name="P2"><text:span text:style-name="T1">Leslie Schacht Drey, ASOSU Faculty Advisor and Associate Dean of Students</text:span></text:p>
      <text:p text:style-name="P2"><text:span text:style-name="T1">Jenni Betschart, Acting Assistant Director of Student Governance </text:span></text:p>
      <text:p text:style-name="P7"/>
      <text:p text:style-name="P19"><text:span text:style-name="T4">Authored by:</text:span></text:p>
      <text:p text:style-name="P19"><text:span text:style-name="T1">Duy Hoang, ASOSU Representative</text:span></text:p>
      <text:p text:style-name="P19"><text:span text:style-name="T1">Ethan Hampton, ASOSU Representative</text:span></text:p>
      <text:p text:style-name="P19"><text:span text:style-name="T1"><text:tab/></text:span></text:p>
      <text:p text:style-name="P22"><text:span text:style-name="T4">Confirmation of passage:</text:span></text:p>
      <text:p text:style-name="P24"/>
      <text:p text:style-name="P25"><text:span text:style-name="T1">Dylan Perfect, ASOSU Vice President and President of the Senate</text:span></text:p>
      <text:p text:style-name="P24"/>
      <text:p text:style-name="P25"><text:span text:style-name="T1">Signature: ___________________________________ Date: ___________</text:span></text:p>
      <text:p text:style-name="P24"/>
      <text:p text:style-name="P25"><text:span text:style-name="T1">Lucas Schnell, ASOSU Speaker of the House of Representatives</text:span></text:p>
      <text:p text:style-name="P24"/>
      <text:p text:style-name="P25"><text:span text:style-name="T1">Signature: ___________________________________ Date: ___________</text:span></text:p>
      <text:p text:style-name="P2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3"/>
            <text:p text:style-name="P22"><text:span text:style-name="T4">Approval or veto by the ASOSU President:</text:span></text:p>
            <text:p text:style-name="P9"/>
            <text:p text:style-name="P25"><text:span text:style-name="T1">Dhru Patel, ASOSU President</text:span></text:p>
            <text:p text:style-name="P24"/>
            <text:p text:style-name="P25"><text:span text:style-name="T1">Signature: ___________________________________ Date: ___________ <text:s/></text:span></text:p>
          </table:table-cell>
          <table:table-cell table:style-name="Table2.B1" office:value-type="string">
            <text:list xml:id="list859293609" text:style-name="WWNum2">
              <text:list-item>
                <text:p text:style-name="P26"><text:span text:style-name="T8">Approved</text:span></text:p>
              </text:list-item>
              <text:list-item>
                <text:p text:style-name="P27"><text:span text:style-name="T9">Vetoed</text:span></text:p>
              </text:list-item>
            </text:list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line-height="100%" fo:text-align="center" style:justify-single-word="false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1"><draw:frame draw:style-name="Mfr1" draw:name="image1.png" text:anchor-type="as-char" svg:width="3.8693in" svg:height="1.0228in" draw:z-index="3"><draw:image xlink:href="Pictures/10000201000005960000017B6F8DF68E2386FEE9.png" xlink:type="simple" xlink:show="embed" xlink:actuate="onLoad" loext:mime-type="image/png"/><svg:desc>C:\Users\asosu.resources\AppData\Local\Microsoft\Windows\Temporary Internet Files\Content.Outlook\N5UDCF79\ASOSU-Final-Logo.png</svg:desc></draw:frame></text:p>
        <text:p text:style-name="MP1"/>
      </style:header>
    </style:master-page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1" meta:object-count="0" meta:page-count="4" meta:paragraph-count="44" meta:word-count="412" meta:character-count="2646" meta:non-whitespace-character-count="2265"/>
    <meta:generator>LibreOfficeDev/6.0.5.2$Linux_X86_64 LibreOffice_project/</meta:generator>
  </office:meta>
</office:document-meta>
</file>